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.965</text:p>
          </table:table-cell>
          <table:table-cell office:value-type="float" office:value="5800" calcext:value-type="float">
            <text:p>58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[.C2]-[.$I$5]" office:value-type="float" office:value="0.962875" calcext:value-type="float">
            <text:p>0.962875</text:p>
          </table:table-cell>
          <table:table-cell table:formula="of:=[.D2]-[.$I$4]" office:value-type="float" office:value="5791.875" calcext:value-type="float">
            <text:p>5791.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C3]-[.$I$5]" office:value-type="float" office:value="0.96075" calcext:value-type="float">
            <text:p>0.96075</text:p>
          </table:table-cell>
          <table:table-cell table:formula="of:=[.D3]-[.$I$4]" office:value-type="float" office:value="5783.75" calcext:value-type="float">
            <text:p>5783.75</text:p>
          </table:table-cell>
          <table:table-cell table:number-columns-repeated="4"/>
          <table:table-cell table:formula="of:=([.D2]-[.D10])/8" office:value-type="float" office:value="8.125" calcext:value-type="float">
            <text:p>8.125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[.C4]-[.$I$5]" office:value-type="float" office:value="0.958625" calcext:value-type="float">
            <text:p>0.958625</text:p>
          </table:table-cell>
          <table:table-cell table:formula="of:=[.D4]-[.$I$4]" office:value-type="float" office:value="5775.625" calcext:value-type="float">
            <text:p>5775.625</text:p>
          </table:table-cell>
          <table:table-cell table:number-columns-repeated="4"/>
          <table:table-cell table:formula="of:=([.C2]-[.C10])/8" office:value-type="float" office:value="0.00212499999999999" calcext:value-type="float">
            <text:p>0.00212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5]-[.$I$5]" office:value-type="float" office:value="0.9565" calcext:value-type="float">
            <text:p>0.9565</text:p>
          </table:table-cell>
          <table:table-cell table:formula="of:=[.D5]-[.$I$4]" office:value-type="float" office:value="5767.5" calcext:value-type="float">
            <text:p>5767.5</text:p>
          </table:table-cell>
          <table:table-cell table:number-columns-repeated="4"/>
          <table:table-cell table:formula="of:=([.C94]-[.C10])/84" office:value-type="float" office:value="0.000619047619047618" calcext:value-type="float">
            <text:p>0.0006190476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[.C6]-[.$I$5]" office:value-type="float" office:value="0.954375" calcext:value-type="float">
            <text:p>0.954375</text:p>
          </table:table-cell>
          <table:table-cell table:formula="of:=[.D6]-[.$I$4]" office:value-type="float" office:value="5759.375" calcext:value-type="float">
            <text:p>5759.375</text:p>
          </table:table-cell>
          <table:table-cell table:number-columns-repeated="4"/>
          <table:table-cell table:formula="of:=([.D94]-[.D10])/84" office:value-type="float" office:value="0.773809523809524" calcext:value-type="float">
            <text:p>0.773809523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C7]-[.$I$5]" office:value-type="float" office:value="0.95225" calcext:value-type="float">
            <text:p>0.95225</text:p>
          </table:table-cell>
          <table:table-cell table:formula="of:=[.D7]-[.$I$4]" office:value-type="float" office:value="5751.25" calcext:value-type="float">
            <text:p>5751.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style-name="ce1" table:formula="of:=[.C8]-[.$I$5]" office:value-type="float" office:value="0.950125" calcext:value-type="float">
            <text:p>0.950125</text:p>
          </table:table-cell>
          <table:table-cell table:formula="of:=[.D8]-[.$I$4]" office:value-type="float" office:value="5743.125" calcext:value-type="float">
            <text:p>5743.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948" calcext:value-type="float">
            <text:p>0.948</text:p>
          </table:table-cell>
          <table:table-cell office:value-type="float" office:value="5735" calcext:value-type="float">
            <text:p>57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[.C10]+[.$I$6]" office:value-type="float" office:value="0.948619047619048" calcext:value-type="float">
            <text:p>0.9486190476</text:p>
          </table:table-cell>
          <table:table-cell table:formula="of:=[.D10]+[.$I$7]" office:value-type="float" office:value="5735.77380952381" calcext:value-type="float">
            <text:p>5735.7738095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C11]+[.$I$6]" office:value-type="float" office:value="0.949238095238095" calcext:value-type="float">
            <text:p>0.9492380952</text:p>
          </table:table-cell>
          <table:table-cell table:formula="of:=[.D11]+[.$I$7]" office:value-type="float" office:value="5736.54761904762" calcext:value-type="float">
            <text:p>5736.5476190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[.C12]+[.$I$6]" office:value-type="float" office:value="0.949857142857143" calcext:value-type="float">
            <text:p>0.9498571429</text:p>
          </table:table-cell>
          <table:table-cell table:formula="of:=[.D12]+[.$I$7]" office:value-type="float" office:value="5737.32142857143" calcext:value-type="float">
            <text:p>5737.3214285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C13]+[.$I$6]" office:value-type="float" office:value="0.950476190476191" calcext:value-type="float">
            <text:p>0.9504761905</text:p>
          </table:table-cell>
          <table:table-cell table:formula="of:=[.D13]+[.$I$7]" office:value-type="float" office:value="5738.09523809524" calcext:value-type="float">
            <text:p>5738.0952380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[.C14]+[.$I$6]" office:value-type="float" office:value="0.951095238095238" calcext:value-type="float">
            <text:p>0.9510952381</text:p>
          </table:table-cell>
          <table:table-cell table:formula="of:=[.D14]+[.$I$7]" office:value-type="float" office:value="5738.86904761905" calcext:value-type="float">
            <text:p>5738.86904761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[.C15]+[.$I$6]" office:value-type="float" office:value="0.951714285714286" calcext:value-type="float">
            <text:p>0.9517142857</text:p>
          </table:table-cell>
          <table:table-cell table:formula="of:=[.D15]+[.$I$7]" office:value-type="float" office:value="5739.64285714286" calcext:value-type="float">
            <text:p>5739.64285714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[.C16]+[.$I$6]" office:value-type="float" office:value="0.952333333333333" calcext:value-type="float">
            <text:p>0.9523333333</text:p>
          </table:table-cell>
          <table:table-cell table:formula="of:=[.D16]+[.$I$7]" office:value-type="float" office:value="5740.41666666666" calcext:value-type="float">
            <text:p>5740.41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C17]+[.$I$6]" office:value-type="float" office:value="0.952952380952381" calcext:value-type="float">
            <text:p>0.952952381</text:p>
          </table:table-cell>
          <table:table-cell table:formula="of:=[.D17]+[.$I$7]" office:value-type="float" office:value="5741.19047619047" calcext:value-type="float">
            <text:p>5741.19047619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[.C18]+[.$I$6]" office:value-type="float" office:value="0.953571428571429" calcext:value-type="float">
            <text:p>0.9535714286</text:p>
          </table:table-cell>
          <table:table-cell table:formula="of:=[.D18]+[.$I$7]" office:value-type="float" office:value="5741.96428571428" calcext:value-type="float">
            <text:p>5741.96428571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[.C19]+[.$I$6]" office:value-type="float" office:value="0.954190476190476" calcext:value-type="float">
            <text:p>0.9541904762</text:p>
          </table:table-cell>
          <table:table-cell table:formula="of:=[.D19]+[.$I$7]" office:value-type="float" office:value="5742.73809523809" calcext:value-type="float">
            <text:p>5742.7380952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[.C20]+[.$I$6]" office:value-type="float" office:value="0.954809523809524" calcext:value-type="float">
            <text:p>0.9548095238</text:p>
          </table:table-cell>
          <table:table-cell table:formula="of:=[.D20]+[.$I$7]" office:value-type="float" office:value="5743.5119047619" calcext:value-type="float">
            <text:p>5743.5119047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21]+[.$I$6]" office:value-type="float" office:value="0.955428571428572" calcext:value-type="float">
            <text:p>0.9554285714</text:p>
          </table:table-cell>
          <table:table-cell table:formula="of:=[.D21]+[.$I$7]" office:value-type="float" office:value="5744.28571428571" calcext:value-type="float">
            <text:p>5744.2857142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table:formula="of:=[.C22]+[.$I$6]" office:value-type="float" office:value="0.956047619047619" calcext:value-type="float">
            <text:p>0.956047619</text:p>
          </table:table-cell>
          <table:table-cell table:formula="of:=[.D22]+[.$I$7]" office:value-type="float" office:value="5745.05952380952" calcext:value-type="float">
            <text:p>5745.0595238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[.C23]+[.$I$6]" office:value-type="float" office:value="0.956666666666667" calcext:value-type="float">
            <text:p>0.9566666667</text:p>
          </table:table-cell>
          <table:table-cell table:formula="of:=[.D23]+[.$I$7]" office:value-type="float" office:value="5745.83333333333" calcext:value-type="float">
            <text:p>5745.8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table:formula="of:=[.C24]+[.$I$6]" office:value-type="float" office:value="0.957285714285714" calcext:value-type="float">
            <text:p>0.9572857143</text:p>
          </table:table-cell>
          <table:table-cell table:formula="of:=[.D24]+[.$I$7]" office:value-type="float" office:value="5746.60714285714" calcext:value-type="float">
            <text:p>5746.6071428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C25]+[.$I$6]" office:value-type="float" office:value="0.957904761904762" calcext:value-type="float">
            <text:p>0.9579047619</text:p>
          </table:table-cell>
          <table:table-cell table:formula="of:=[.D25]+[.$I$7]" office:value-type="float" office:value="5747.38095238095" calcext:value-type="float">
            <text:p>5747.380952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[.C26]+[.$I$6]" office:value-type="float" office:value="0.95852380952381" calcext:value-type="float">
            <text:p>0.9585238095</text:p>
          </table:table-cell>
          <table:table-cell table:formula="of:=[.D26]+[.$I$7]" office:value-type="float" office:value="5748.15476190476" calcext:value-type="float">
            <text:p>5748.1547619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formula="of:=[.C27]+[.$I$6]" office:value-type="float" office:value="0.959142857142857" calcext:value-type="float">
            <text:p>0.9591428571</text:p>
          </table:table-cell>
          <table:table-cell table:formula="of:=[.D27]+[.$I$7]" office:value-type="float" office:value="5748.92857142857" calcext:value-type="float">
            <text:p>5748.9285714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table:formula="of:=[.C28]+[.$I$6]" office:value-type="float" office:value="0.959761904761905" calcext:value-type="float">
            <text:p>0.9597619048</text:p>
          </table:table-cell>
          <table:table-cell table:formula="of:=[.D28]+[.$I$7]" office:value-type="float" office:value="5749.70238095237" calcext:value-type="float">
            <text:p>5749.70238095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C29]+[.$I$6]" office:value-type="float" office:value="0.960380952380953" calcext:value-type="float">
            <text:p>0.9603809524</text:p>
          </table:table-cell>
          <table:table-cell table:formula="of:=[.D29]+[.$I$7]" office:value-type="float" office:value="5750.47619047618" calcext:value-type="float">
            <text:p>5750.4761904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table:formula="of:=[.C30]+[.$I$6]" office:value-type="float" office:value="0.961" calcext:value-type="float">
            <text:p>0.961</text:p>
          </table:table-cell>
          <table:table-cell table:formula="of:=[.D30]+[.$I$7]" office:value-type="float" office:value="5751.24999999999" calcext:value-type="float">
            <text:p>5751.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[.C31]+[.$I$6]" office:value-type="float" office:value="0.961619047619048" calcext:value-type="float">
            <text:p>0.9616190476</text:p>
          </table:table-cell>
          <table:table-cell table:formula="of:=[.D31]+[.$I$7]" office:value-type="float" office:value="5752.0238095238" calcext:value-type="float">
            <text:p>5752.0238095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table:formula="of:=[.C32]+[.$I$6]" office:value-type="float" office:value="0.962238095238095" calcext:value-type="float">
            <text:p>0.9622380952</text:p>
          </table:table-cell>
          <table:table-cell table:formula="of:=[.D32]+[.$I$7]" office:value-type="float" office:value="5752.79761904761" calcext:value-type="float">
            <text:p>5752.7976190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C33]+[.$I$6]" office:value-type="float" office:value="0.962857142857143" calcext:value-type="float">
            <text:p>0.9628571429</text:p>
          </table:table-cell>
          <table:table-cell table:formula="of:=[.D33]+[.$I$7]" office:value-type="float" office:value="5753.57142857142" calcext:value-type="float">
            <text:p>5753.5714285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table:formula="of:=[.C34]+[.$I$6]" office:value-type="float" office:value="0.963476190476191" calcext:value-type="float">
            <text:p>0.9634761905</text:p>
          </table:table-cell>
          <table:table-cell table:formula="of:=[.D34]+[.$I$7]" office:value-type="float" office:value="5754.34523809523" calcext:value-type="float">
            <text:p>5754.3452380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formula="of:=[.C35]+[.$I$6]" office:value-type="float" office:value="0.964095238095239" calcext:value-type="float">
            <text:p>0.9640952381</text:p>
          </table:table-cell>
          <table:table-cell table:formula="of:=[.D35]+[.$I$7]" office:value-type="float" office:value="5755.11904761904" calcext:value-type="float">
            <text:p>5755.119047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[.C36]+[.$I$6]" office:value-type="float" office:value="0.964714285714286" calcext:value-type="float">
            <text:p>0.9647142857</text:p>
          </table:table-cell>
          <table:table-cell table:formula="of:=[.D36]+[.$I$7]" office:value-type="float" office:value="5755.89285714285" calcext:value-type="float">
            <text:p>5755.89285714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C37]+[.$I$6]" office:value-type="float" office:value="0.965333333333334" calcext:value-type="float">
            <text:p>0.9653333333</text:p>
          </table:table-cell>
          <table:table-cell table:formula="of:=[.D37]+[.$I$7]" office:value-type="float" office:value="5756.66666666666" calcext:value-type="float">
            <text:p>5756.6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 table:formula="of:=[.C38]+[.$I$6]" office:value-type="float" office:value="0.965952380952381" calcext:value-type="float">
            <text:p>0.965952381</text:p>
          </table:table-cell>
          <table:table-cell table:formula="of:=[.D38]+[.$I$7]" office:value-type="float" office:value="5757.44047619047" calcext:value-type="float">
            <text:p>5757.44047619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formula="of:=[.C39]+[.$I$6]" office:value-type="float" office:value="0.966571428571429" calcext:value-type="float">
            <text:p>0.9665714286</text:p>
          </table:table-cell>
          <table:table-cell table:formula="of:=[.D39]+[.$I$7]" office:value-type="float" office:value="5758.21428571428" calcext:value-type="float">
            <text:p>5758.21428571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table:formula="of:=[.C40]+[.$I$6]" office:value-type="float" office:value="0.967190476190476" calcext:value-type="float">
            <text:p>0.9671904762</text:p>
          </table:table-cell>
          <table:table-cell table:formula="of:=[.D40]+[.$I$7]" office:value-type="float" office:value="5758.98809523808" calcext:value-type="float">
            <text:p>5758.9880952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1]+[.$I$6]" office:value-type="float" office:value="0.967809523809524" calcext:value-type="float">
            <text:p>0.9678095238</text:p>
          </table:table-cell>
          <table:table-cell table:formula="of:=[.D41]+[.$I$7]" office:value-type="float" office:value="5759.76190476189" calcext:value-type="float">
            <text:p>5759.7619047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 table:formula="of:=[.C42]+[.$I$6]" office:value-type="float" office:value="0.968428571428572" calcext:value-type="float">
            <text:p>0.9684285714</text:p>
          </table:table-cell>
          <table:table-cell table:formula="of:=[.D42]+[.$I$7]" office:value-type="float" office:value="5760.5357142857" calcext:value-type="float">
            <text:p>5760.5357142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formula="of:=[.C43]+[.$I$6]" office:value-type="float" office:value="0.96904761904762" calcext:value-type="float">
            <text:p>0.969047619</text:p>
          </table:table-cell>
          <table:table-cell table:formula="of:=[.D43]+[.$I$7]" office:value-type="float" office:value="5761.30952380951" calcext:value-type="float">
            <text:p>5761.3095238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5" calcext:value-type="float">
            <text:p>2.15</text:p>
          </table:table-cell>
          <table:table-cell table:formula="of:=[.C44]+[.$I$6]" office:value-type="float" office:value="0.969666666666667" calcext:value-type="float">
            <text:p>0.9696666667</text:p>
          </table:table-cell>
          <table:table-cell table:formula="of:=[.D44]+[.$I$7]" office:value-type="float" office:value="5762.08333333332" calcext:value-type="float">
            <text:p>5762.08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C45]+[.$I$6]" office:value-type="float" office:value="0.970285714285715" calcext:value-type="float">
            <text:p>0.9702857143</text:p>
          </table:table-cell>
          <table:table-cell table:formula="of:=[.D45]+[.$I$7]" office:value-type="float" office:value="5762.85714285713" calcext:value-type="float">
            <text:p>5762.8571428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table:formula="of:=[.C46]+[.$I$6]" office:value-type="float" office:value="0.970904761904762" calcext:value-type="float">
            <text:p>0.9709047619</text:p>
          </table:table-cell>
          <table:table-cell table:formula="of:=[.D46]+[.$I$7]" office:value-type="float" office:value="5763.63095238094" calcext:value-type="float">
            <text:p>5763.63095238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formula="of:=[.C47]+[.$I$6]" office:value-type="float" office:value="0.97152380952381" calcext:value-type="float">
            <text:p>0.9715238095</text:p>
          </table:table-cell>
          <table:table-cell table:formula="of:=[.D47]+[.$I$7]" office:value-type="float" office:value="5764.40476190475" calcext:value-type="float">
            <text:p>5764.4047619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35" calcext:value-type="float">
            <text:p>2.35</text:p>
          </table:table-cell>
          <table:table-cell table:formula="of:=[.C48]+[.$I$6]" office:value-type="float" office:value="0.972142857142858" calcext:value-type="float">
            <text:p>0.9721428571</text:p>
          </table:table-cell>
          <table:table-cell table:formula="of:=[.D48]+[.$I$7]" office:value-type="float" office:value="5765.17857142856" calcext:value-type="float">
            <text:p>5765.1785714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C49]+[.$I$6]" office:value-type="float" office:value="0.972761904761905" calcext:value-type="float">
            <text:p>0.9727619048</text:p>
          </table:table-cell>
          <table:table-cell table:formula="of:=[.D49]+[.$I$7]" office:value-type="float" office:value="5765.95238095237" calcext:value-type="float">
            <text:p>5765.95238095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table:formula="of:=[.C50]+[.$I$6]" office:value-type="float" office:value="0.973380952380953" calcext:value-type="float">
            <text:p>0.9733809524</text:p>
          </table:table-cell>
          <table:table-cell table:formula="of:=[.D50]+[.$I$7]" office:value-type="float" office:value="5766.72619047618" calcext:value-type="float">
            <text:p>5766.7261904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[.C51]+[.$I$6]" office:value-type="float" office:value="0.974000000000001" calcext:value-type="float">
            <text:p>0.974</text:p>
          </table:table-cell>
          <table:table-cell table:formula="of:=[.D51]+[.$I$7]" office:value-type="float" office:value="5767.49999999999" calcext:value-type="float">
            <text:p>5767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5" calcext:value-type="float">
            <text:p>2.55</text:p>
          </table:table-cell>
          <table:table-cell table:formula="of:=[.C52]+[.$I$6]" office:value-type="float" office:value="0.974619047619048" calcext:value-type="float">
            <text:p>0.9746190476</text:p>
          </table:table-cell>
          <table:table-cell table:formula="of:=[.D52]+[.$I$7]" office:value-type="float" office:value="5768.27380952379" calcext:value-type="float">
            <text:p>5768.2738095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C53]+[.$I$6]" office:value-type="float" office:value="0.975238095238096" calcext:value-type="float">
            <text:p>0.9752380952</text:p>
          </table:table-cell>
          <table:table-cell table:formula="of:=[.D53]+[.$I$7]" office:value-type="float" office:value="5769.0476190476" calcext:value-type="float">
            <text:p>5769.0476190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65" calcext:value-type="float">
            <text:p>2.65</text:p>
          </table:table-cell>
          <table:table-cell table:formula="of:=[.C54]+[.$I$6]" office:value-type="float" office:value="0.975857142857143" calcext:value-type="float">
            <text:p>0.9758571429</text:p>
          </table:table-cell>
          <table:table-cell table:formula="of:=[.D54]+[.$I$7]" office:value-type="float" office:value="5769.82142857141" calcext:value-type="float">
            <text:p>5769.8214285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table:formula="of:=[.C55]+[.$I$6]" office:value-type="float" office:value="0.976476190476191" calcext:value-type="float">
            <text:p>0.9764761905</text:p>
          </table:table-cell>
          <table:table-cell table:formula="of:=[.D55]+[.$I$7]" office:value-type="float" office:value="5770.59523809522" calcext:value-type="float">
            <text:p>5770.5952380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table:formula="of:=[.C56]+[.$I$6]" office:value-type="float" office:value="0.977095238095239" calcext:value-type="float">
            <text:p>0.9770952381</text:p>
          </table:table-cell>
          <table:table-cell table:formula="of:=[.D56]+[.$I$7]" office:value-type="float" office:value="5771.36904761903" calcext:value-type="float">
            <text:p>5771.369047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C57]+[.$I$6]" office:value-type="float" office:value="0.977714285714286" calcext:value-type="float">
            <text:p>0.9777142857</text:p>
          </table:table-cell>
          <table:table-cell table:formula="of:=[.D57]+[.$I$7]" office:value-type="float" office:value="5772.14285714284" calcext:value-type="float">
            <text:p>5772.14285714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85" calcext:value-type="float">
            <text:p>2.85</text:p>
          </table:table-cell>
          <table:table-cell table:formula="of:=[.C58]+[.$I$6]" office:value-type="float" office:value="0.978333333333334" calcext:value-type="float">
            <text:p>0.9783333333</text:p>
          </table:table-cell>
          <table:table-cell table:formula="of:=[.D58]+[.$I$7]" office:value-type="float" office:value="5772.91666666665" calcext:value-type="float">
            <text:p>5772.91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[.C59]+[.$I$6]" office:value-type="float" office:value="0.978952380952382" calcext:value-type="float">
            <text:p>0.978952381</text:p>
          </table:table-cell>
          <table:table-cell table:formula="of:=[.D59]+[.$I$7]" office:value-type="float" office:value="5773.69047619046" calcext:value-type="float">
            <text:p>5773.69047619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5" calcext:value-type="float">
            <text:p>2.95</text:p>
          </table:table-cell>
          <table:table-cell table:formula="of:=[.C60]+[.$I$6]" office:value-type="float" office:value="0.979571428571429" calcext:value-type="float">
            <text:p>0.9795714286</text:p>
          </table:table-cell>
          <table:table-cell table:formula="of:=[.D60]+[.$I$7]" office:value-type="float" office:value="5774.46428571427" calcext:value-type="float">
            <text:p>5774.46428571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61]+[.$I$6]" office:value-type="float" office:value="0.980190476190477" calcext:value-type="float">
            <text:p>0.9801904762</text:p>
          </table:table-cell>
          <table:table-cell table:formula="of:=[.D61]+[.$I$7]" office:value-type="float" office:value="5775.23809523808" calcext:value-type="float">
            <text:p>5775.2380952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 table:formula="of:=[.C62]+[.$I$6]" office:value-type="float" office:value="0.980809523809524" calcext:value-type="float">
            <text:p>0.9808095238</text:p>
          </table:table-cell>
          <table:table-cell table:formula="of:=[.D62]+[.$I$7]" office:value-type="float" office:value="5776.01190476189" calcext:value-type="float">
            <text:p>5776.0119047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formula="of:=[.C63]+[.$I$6]" office:value-type="float" office:value="0.981428571428572" calcext:value-type="float">
            <text:p>0.9814285714</text:p>
          </table:table-cell>
          <table:table-cell table:formula="of:=[.D63]+[.$I$7]" office:value-type="float" office:value="5776.7857142857" calcext:value-type="float">
            <text:p>5776.7857142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table:formula="of:=[.C64]+[.$I$6]" office:value-type="float" office:value="0.98204761904762" calcext:value-type="float">
            <text:p>0.982047619</text:p>
          </table:table-cell>
          <table:table-cell table:formula="of:=[.D64]+[.$I$7]" office:value-type="float" office:value="5777.5595238095" calcext:value-type="float">
            <text:p>5777.5595238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C65]+[.$I$6]" office:value-type="float" office:value="0.982666666666667" calcext:value-type="float">
            <text:p>0.9826666667</text:p>
          </table:table-cell>
          <table:table-cell table:formula="of:=[.D65]+[.$I$7]" office:value-type="float" office:value="5778.33333333331" calcext:value-type="float">
            <text:p>5778.3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formula="of:=[.C66]+[.$I$6]" office:value-type="float" office:value="0.983285714285715" calcext:value-type="float">
            <text:p>0.9832857143</text:p>
          </table:table-cell>
          <table:table-cell table:formula="of:=[.D66]+[.$I$7]" office:value-type="float" office:value="5779.10714285712" calcext:value-type="float">
            <text:p>5779.1071428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table:formula="of:=[.C67]+[.$I$6]" office:value-type="float" office:value="0.983904761904763" calcext:value-type="float">
            <text:p>0.9839047619</text:p>
          </table:table-cell>
          <table:table-cell table:formula="of:=[.D67]+[.$I$7]" office:value-type="float" office:value="5779.88095238093" calcext:value-type="float">
            <text:p>5779.88095238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table:formula="of:=[.C68]+[.$I$6]" office:value-type="float" office:value="0.98452380952381" calcext:value-type="float">
            <text:p>0.9845238095</text:p>
          </table:table-cell>
          <table:table-cell table:formula="of:=[.D68]+[.$I$7]" office:value-type="float" office:value="5780.65476190474" calcext:value-type="float">
            <text:p>5780.65476190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C69]+[.$I$6]" office:value-type="float" office:value="0.985142857142858" calcext:value-type="float">
            <text:p>0.9851428571</text:p>
          </table:table-cell>
          <table:table-cell table:formula="of:=[.D69]+[.$I$7]" office:value-type="float" office:value="5781.42857142855" calcext:value-type="float">
            <text:p>5781.4285714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45" calcext:value-type="float">
            <text:p>3.45</text:p>
          </table:table-cell>
          <table:table-cell table:formula="of:=[.C70]+[.$I$6]" office:value-type="float" office:value="0.985761904761906" calcext:value-type="float">
            <text:p>0.9857619048</text:p>
          </table:table-cell>
          <table:table-cell table:formula="of:=[.D70]+[.$I$7]" office:value-type="float" office:value="5782.20238095236" calcext:value-type="float">
            <text:p>5782.20238095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[.C71]+[.$I$6]" office:value-type="float" office:value="0.986380952380953" calcext:value-type="float">
            <text:p>0.9863809524</text:p>
          </table:table-cell>
          <table:table-cell table:formula="of:=[.D71]+[.$I$7]" office:value-type="float" office:value="5782.97619047617" calcext:value-type="float">
            <text:p>5782.9761904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5" calcext:value-type="float">
            <text:p>3.55</text:p>
          </table:table-cell>
          <table:table-cell table:formula="of:=[.C72]+[.$I$6]" office:value-type="float" office:value="0.987000000000001" calcext:value-type="float">
            <text:p>0.987</text:p>
          </table:table-cell>
          <table:table-cell table:formula="of:=[.D72]+[.$I$7]" office:value-type="float" office:value="5783.74999999998" calcext:value-type="float">
            <text:p>5783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C73]+[.$I$6]" office:value-type="float" office:value="0.987619047619048" calcext:value-type="float">
            <text:p>0.9876190476</text:p>
          </table:table-cell>
          <table:table-cell table:formula="of:=[.D73]+[.$I$7]" office:value-type="float" office:value="5784.52380952379" calcext:value-type="float">
            <text:p>5784.5238095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65" calcext:value-type="float">
            <text:p>3.65</text:p>
          </table:table-cell>
          <table:table-cell table:formula="of:=[.C74]+[.$I$6]" office:value-type="float" office:value="0.988238095238096" calcext:value-type="float">
            <text:p>0.9882380952</text:p>
          </table:table-cell>
          <table:table-cell table:formula="of:=[.D74]+[.$I$7]" office:value-type="float" office:value="5785.2976190476" calcext:value-type="float">
            <text:p>5785.2976190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table:formula="of:=[.C75]+[.$I$6]" office:value-type="float" office:value="0.988857142857144" calcext:value-type="float">
            <text:p>0.9888571429</text:p>
          </table:table-cell>
          <table:table-cell table:formula="of:=[.D75]+[.$I$7]" office:value-type="float" office:value="5786.07142857141" calcext:value-type="float">
            <text:p>5786.0714285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table:formula="of:=[.C76]+[.$I$6]" office:value-type="float" office:value="0.989476190476191" calcext:value-type="float">
            <text:p>0.9894761905</text:p>
          </table:table-cell>
          <table:table-cell table:formula="of:=[.D76]+[.$I$7]" office:value-type="float" office:value="5786.84523809522" calcext:value-type="float">
            <text:p>5786.8452380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C77]+[.$I$6]" office:value-type="float" office:value="0.990095238095239" calcext:value-type="float">
            <text:p>0.9900952381</text:p>
          </table:table-cell>
          <table:table-cell table:formula="of:=[.D77]+[.$I$7]" office:value-type="float" office:value="5787.61904761902" calcext:value-type="float">
            <text:p>5787.619047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table:formula="of:=[.C78]+[.$I$6]" office:value-type="float" office:value="0.990714285714287" calcext:value-type="float">
            <text:p>0.9907142857</text:p>
          </table:table-cell>
          <table:table-cell table:formula="of:=[.D78]+[.$I$7]" office:value-type="float" office:value="5788.39285714283" calcext:value-type="float">
            <text:p>5788.39285714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formula="of:=[.C79]+[.$I$6]" office:value-type="float" office:value="0.991333333333334" calcext:value-type="float">
            <text:p>0.9913333333</text:p>
          </table:table-cell>
          <table:table-cell table:formula="of:=[.D79]+[.$I$7]" office:value-type="float" office:value="5789.16666666664" calcext:value-type="float">
            <text:p>5789.1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 table:formula="of:=[.C80]+[.$I$6]" office:value-type="float" office:value="0.991952380952382" calcext:value-type="float">
            <text:p>0.991952381</text:p>
          </table:table-cell>
          <table:table-cell table:formula="of:=[.D80]+[.$I$7]" office:value-type="float" office:value="5789.94047619045" calcext:value-type="float">
            <text:p>5789.94047619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1]+[.$I$6]" office:value-type="float" office:value="0.992571428571429" calcext:value-type="float">
            <text:p>0.9925714286</text:p>
          </table:table-cell>
          <table:table-cell table:formula="of:=[.D81]+[.$I$7]" office:value-type="float" office:value="5790.71428571426" calcext:value-type="float">
            <text:p>5790.71428571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05" calcext:value-type="float">
            <text:p>4.05</text:p>
          </table:table-cell>
          <table:table-cell table:formula="of:=[.C82]+[.$I$6]" office:value-type="float" office:value="0.993190476190477" calcext:value-type="float">
            <text:p>0.9931904762</text:p>
          </table:table-cell>
          <table:table-cell table:formula="of:=[.D82]+[.$I$7]" office:value-type="float" office:value="5791.48809523807" calcext:value-type="float">
            <text:p>5791.4880952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formula="of:=[.C83]+[.$I$6]" office:value-type="float" office:value="0.993809523809525" calcext:value-type="float">
            <text:p>0.9938095238</text:p>
          </table:table-cell>
          <table:table-cell table:formula="of:=[.D83]+[.$I$7]" office:value-type="float" office:value="5792.26190476188" calcext:value-type="float">
            <text:p>5792.2619047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15" calcext:value-type="float">
            <text:p>4.15</text:p>
          </table:table-cell>
          <table:table-cell table:formula="of:=[.C84]+[.$I$6]" office:value-type="float" office:value="0.994428571428572" calcext:value-type="float">
            <text:p>0.9944285714</text:p>
          </table:table-cell>
          <table:table-cell table:formula="of:=[.D84]+[.$I$7]" office:value-type="float" office:value="5793.03571428569" calcext:value-type="float">
            <text:p>5793.0357142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C85]+[.$I$6]" office:value-type="float" office:value="0.99504761904762" calcext:value-type="float">
            <text:p>0.995047619</text:p>
          </table:table-cell>
          <table:table-cell table:formula="of:=[.D85]+[.$I$7]" office:value-type="float" office:value="5793.8095238095" calcext:value-type="float">
            <text:p>5793.8095238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table:formula="of:=[.C86]+[.$I$6]" office:value-type="float" office:value="0.995666666666668" calcext:value-type="float">
            <text:p>0.9956666667</text:p>
          </table:table-cell>
          <table:table-cell table:formula="of:=[.D86]+[.$I$7]" office:value-type="float" office:value="5794.58333333331" calcext:value-type="float">
            <text:p>5794.58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table:formula="of:=[.C87]+[.$I$6]" office:value-type="float" office:value="0.996285714285715" calcext:value-type="float">
            <text:p>0.9962857143</text:p>
          </table:table-cell>
          <table:table-cell table:formula="of:=[.D87]+[.$I$7]" office:value-type="float" office:value="5795.35714285712" calcext:value-type="float">
            <text:p>5795.3571428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 table:formula="of:=[.C88]+[.$I$6]" office:value-type="float" office:value="0.996904761904763" calcext:value-type="float">
            <text:p>0.9969047619</text:p>
          </table:table-cell>
          <table:table-cell table:formula="of:=[.D88]+[.$I$7]" office:value-type="float" office:value="5796.13095238093" calcext:value-type="float">
            <text:p>5796.13095238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C89]+[.$I$6]" office:value-type="float" office:value="0.99752380952381" calcext:value-type="float">
            <text:p>0.9975238095</text:p>
          </table:table-cell>
          <table:table-cell table:formula="of:=[.D89]+[.$I$7]" office:value-type="float" office:value="5796.90476190473" calcext:value-type="float">
            <text:p>5796.90476190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table:formula="of:=[.C90]+[.$I$6]" office:value-type="float" office:value="0.998142857142858" calcext:value-type="float">
            <text:p>0.9981428571</text:p>
          </table:table-cell>
          <table:table-cell table:formula="of:=[.D90]+[.$I$7]" office:value-type="float" office:value="5797.67857142854" calcext:value-type="float">
            <text:p>5797.6785714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[.C91]+[.$I$6]" office:value-type="float" office:value="0.998761904761906" calcext:value-type="float">
            <text:p>0.9987619048</text:p>
          </table:table-cell>
          <table:table-cell table:formula="of:=[.D91]+[.$I$7]" office:value-type="float" office:value="5798.45238095235" calcext:value-type="float">
            <text:p>5798.45238095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table:formula="of:=[.C92]+[.$I$6]" office:value-type="float" office:value="0.999380952380953" calcext:value-type="float">
            <text:p>0.9993809524</text:p>
          </table:table-cell>
          <table:table-cell table:formula="of:=[.D92]+[.$I$7]" office:value-type="float" office:value="5799.22619047616" calcext:value-type="float">
            <text:p>5799.2261904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5800" calcext:value-type="float">
            <text:p>58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65" calcext:value-type="float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85" calcext:value-type="float">
            <text:p>4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95" calcext:value-type="float">
            <text:p>4.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05" calcext:value-type="float">
            <text:p>5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15" calcext:value-type="float">
            <text:p>5.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35" calcext:value-type="float">
            <text:p>5.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45" calcext:value-type="float">
            <text:p>5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55" calcext:value-type="float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5" calcext:value-type="float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85" calcext:value-type="float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05" calcext:value-type="float">
            <text:p>6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15" calcext:value-type="float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35" calcext:value-type="float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45" calcext:value-type="float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55" calcext:value-type="float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85" calcext:value-type="float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95" calcext:value-type="float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05" calcext:value-type="float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5" calcext:value-type="float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45" calcext:value-type="float">
            <text:p>7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55" calcext:value-type="float">
            <text:p>7.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65" calcext:value-type="float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85" calcext:value-type="float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05" calcext:value-type="float">
            <text:p>8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15" calcext:value-type="float">
            <text:p>8.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25" calcext:value-type="float">
            <text:p>8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35" calcext:value-type="float">
            <text:p>8.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45" calcext:value-type="float">
            <text:p>8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55" calcext:value-type="float">
            <text:p>8.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65" calcext:value-type="float">
            <text:p>8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85" calcext:value-type="float">
            <text:p>8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95" calcext:value-type="float">
            <text:p>8.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05" calcext:value-type="float">
            <text:p>9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15" calcext:value-type="float">
            <text:p>9.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35" calcext:value-type="float">
            <text:p>9.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45" calcext:value-type="float">
            <text:p>9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55" calcext:value-type="float">
            <text:p>9.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65" calcext:value-type="float">
            <text:p>9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85" calcext:value-type="float">
            <text:p>9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95" calcext:value-type="float">
            <text:p>9.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05" calcext:value-type="float">
            <text:p>10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1" calcext:value-type="float">
            <text:p>1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15" calcext:value-type="float">
            <text:p>10.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25" calcext:value-type="float">
            <text:p>10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35" calcext:value-type="float">
            <text:p>10.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45" calcext:value-type="float">
            <text:p>10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55" calcext:value-type="float">
            <text:p>10.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65" calcext:value-type="float">
            <text:p>10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7" calcext:value-type="float">
            <text:p>10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75" calcext:value-type="float">
            <text:p>10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85" calcext:value-type="float">
            <text:p>10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9" calcext:value-type="float">
            <text:p>10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95" calcext:value-type="float">
            <text:p>10.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05" calcext:value-type="float">
            <text:p>11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1" calcext:value-type="float">
            <text:p>11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15" calcext:value-type="float">
            <text:p>11.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25" calcext:value-type="float">
            <text:p>11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35" calcext:value-type="float">
            <text:p>11.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45" calcext:value-type="float">
            <text:p>11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55" calcext:value-type="float">
            <text:p>11.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65" calcext:value-type="float">
            <text:p>11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75" calcext:value-type="float">
            <text:p>11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85" calcext:value-type="float">
            <text:p>11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95" calcext:value-type="float">
            <text:p>11.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05" calcext:value-type="float">
            <text:p>12.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15" calcext:value-type="float">
            <text:p>12.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35" calcext:value-type="float">
            <text:p>12.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45" calcext:value-type="float">
            <text:p>12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55" calcext:value-type="float">
            <text:p>12.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65" calcext:value-type="float">
            <text:p>12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7" calcext:value-type="float">
            <text:p>12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85" calcext:value-type="float">
            <text:p>12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9" calcext:value-type="float">
            <text:p>12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95" calcext:value-type="float">
            <text:p>12.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7:55:12.912306069</meta:creation-date>
    <dc:date>2017-03-28T18:04:53.803398478</dc:date>
    <meta:editing-duration>PT9M41S</meta:editing-duration>
    <meta:editing-cycles>1</meta:editing-cycles>
    <meta:document-statistic meta:table-count="1" meta:cell-count="456" meta:object-count="0"/>
    <meta:generator>LibreOffice/5.1.4.2$Linux_x86 LibreOffice_project/10m0$Build-2</meta:generator>
  </office:meta>
</office:document-meta>
</file>